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egoe UI1" svg:font-family="'Segoe UI', 'Helvetica Neue', Helvetica, Arial, sans-serif"/>
    <style:font-face style:name="Segoe UI" svg:font-family="'Segoe UI', SegoeUI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style:font-name="Liberation Sans" fo:font-size="12pt" fo:font-weight="bold" officeooo:rsid="0017490f" officeooo:paragraph-rsid="0017490f" style:font-size-asian="12pt" style:font-weight-asian="bold" style:font-size-complex="12pt" style:font-weight-complex="bold"/>
    </style:style>
    <style:style style:name="P2" style:family="paragraph" style:parent-style-name="Heading_20_1">
      <style:paragraph-properties fo:text-align="center" style:justify-single-word="false"/>
      <style:text-properties fo:font-variant="normal" fo:text-transform="none" fo:color="#171717" loext:opacity="100%" style:font-name="Liberation Sans" fo:font-size="12pt" fo:letter-spacing="normal" fo:font-style="normal" fo:font-weight="bold" officeooo:rsid="0017490f" officeooo:paragraph-rsid="0017490f" style:font-size-asian="12pt" style:font-weight-asian="bold" style:font-size-complex="12pt" style:font-weight-complex="bold"/>
    </style:style>
    <style:style style:name="P3" style:family="paragraph" style:parent-style-name="Heading_20_1">
      <style:paragraph-properties fo:margin-top="0.323cm" fo:margin-bottom="0.111cm" style:contextual-spacing="false" fo:text-align="start" style:justify-single-word="false"/>
      <style:text-properties fo:font-variant="normal" fo:text-transform="none" fo:color="#000000" loext:opacity="100%" style:font-name="Liberation Sans" fo:font-size="12pt" fo:letter-spacing="normal" fo:font-style="normal" fo:font-weight="bold" officeooo:rsid="0017490f" officeooo:paragraph-rsid="0017490f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ans" fo:font-size="12pt" fo:font-weight="bold" officeooo:rsid="0017490f" officeooo:paragraph-rsid="0017490f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Liberation Sans" fo:font-size="12pt" fo:font-weight="normal" officeooo:rsid="0017490f" officeooo:paragraph-rsid="0017490f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.101cm" fo:margin-bottom="0.347cm" style:contextual-spacing="false" fo:text-align="start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rsid="0017490f" officeooo:paragraph-rsid="0017490f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loext:opacity="100%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UTORIAL DOTNET C# (.NET)</text:p>
      <text:p text:style-name="P4"/>
      <text:h text:style-name="P2" text:outline-level="1"><text:bookmark text:name="tutorial-create-a-net-console-application-using-visual-studio-code"/>Tutorial: criar um aplicativo de console .NET usando o Visual Studio Code</text:h>
      <text:p text:style-name="P4"/>
      <text:p text:style-name="P5"><text:a xlink:type="simple" xlink:href="https://docs.microsoft.com/pt-br/dotnet/core/tutorials/with-visual-studio-code" text:style-name="Internet_20_link" text:visited-style-name="Visited_20_Internet_20_Link">https://docs.microsoft.com/pt-br/dotnet/core/tutorials/with-visual-studio-code</text:a></text:p>
      <text:p text:style-name="P5"/>
      <text:h text:style-name="P1" text:outline-level="1"><text:span text:style-name="T1">Trabalhando com C #</text:span></text:h>
      <text:p text:style-name="P5"/>
      <text:p text:style-name="P5"><text:a xlink:type="simple" xlink:href="https://code.visualstudio.com/docs/languages/csharp" text:style-name="Internet_20_link" text:visited-style-name="Visited_20_Internet_20_Link">https://code.visualstudio.com/docs/languages/csharp</text:a></text:p>
      <text:p text:style-name="P5"/>
      <text:h text:style-name="P3" text:outline-level="1">Snippets no código do Visual Studio</text:h>
      <text:p text:style-name="P6"><text:a xlink:type="simple" xlink:href="https://code.visualstudio.com/docs/editor/userdefinedsnippets" text:style-name="Internet_20_link" text:visited-style-name="Visited_20_Internet_20_Link">https://code.visualstudio.com/docs/editor/userdefinedsnippets</text:a></text:p>
      <text:p text:style-name="P6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egoe UI1" svg:font-family="'Segoe UI', 'Helvetica Neue', Helvetica, Arial, sans-serif"/>
    <style:font-face style:name="Segoe UI" svg:font-family="'Segoe UI', SegoeUI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4T15:47:12.277159144</dc:date>
    <meta:editing-duration>PT21M16S</meta:editing-duration>
    <meta:editing-cycles>3</meta:editing-cycles>
    <meta:generator>LibreOffice/7.0.5.2$Linux_X86_64 LibreOffice_project/00$Build-2</meta:generator>
    <meta:document-statistic meta:table-count="0" meta:image-count="0" meta:object-count="0" meta:page-count="1" meta:paragraph-count="7" meta:word-count="29" meta:character-count="342" meta:non-whitespace-character-count="320"/>
  </office:meta>
</office:document-meta>
</file>